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7ed54" officeooo:paragraph-rsid="003ffe5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fe55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27ed54" officeooo:paragraph-rsid="0027ed5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dcc1e" officeooo:paragraph-rsid="00416b8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470f0" officeooo:paragraph-rsid="004470f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7ed54" officeooo:paragraph-rsid="0027ed5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dcc1e" officeooo:paragraph-rsid="00416b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470f0" officeooo:paragraph-rsid="004470f0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9eb2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4070a" officeooo:paragraph-rsid="0034070a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c5a7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2a981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2a981a" officeooo:paragraph-rsid="003dcc1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d8fd4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c5a70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dcc1e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4470f0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3dcc1e" officeooo:paragraph-rsid="003dcc1e"/>
    </style:style>
    <style:style style:name="P23" style:family="paragraph" style:parent-style-name="Standard" style:list-style-name="L5">
      <style:paragraph-properties fo:text-align="start" style:justify-single-word="false"/>
      <style:text-properties officeooo:rsid="004470f0" officeooo:paragraph-rsid="004470f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761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e6c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a1d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aac43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d8fd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3e921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2c5a7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16b8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3dcc1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426ca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ffe5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470f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68b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73bc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2d8fd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dcc1e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16b8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426ca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3ffe5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470f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73bc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981a"/>
    </style:style>
    <style:style style:name="T33" style:family="text">
      <style:text-properties officeooo:rsid="002c5a70"/>
    </style:style>
    <style:style style:name="T34" style:family="text">
      <style:text-properties officeooo:rsid="002d8fd4"/>
    </style:style>
    <style:style style:name="T35" style:family="text">
      <style:text-properties officeooo:rsid="002e7163"/>
    </style:style>
    <style:style style:name="T36" style:family="text">
      <style:text-properties officeooo:rsid="00416b87"/>
    </style:style>
    <style:style style:name="T37" style:family="text">
      <style:text-properties officeooo:rsid="004aac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5</text:span><text:span text:style-name="T7">0</text:span><text:span text:style-name="T9">8</text:span><text:span text:style-name="T3"> - </text:span><text:span text:style-name="T1">A/G</text:span><text:span text:style-name="T2"> - </text:span><text:span text:style-name="T4">AGM-</text:span><text:span text:style-name="T5">88 HARM</text:span></text:p>
      <text:p text:style-name="P2"/>
      <text:p text:style-name="P1"><text:span text:style-name="T31">Master Arm</text:span> ... <text:span text:style-name="T31">ON</text:span></text:p>
      <text:p text:style-name="P1"><text:span text:style-name="T31">Master Mode</text:span> ... <text:span text:style-name="T31">A/G</text:span></text:p>
      <text:p text:style-name="P4"/>
      <text:p text:style-name="P3"><text:span text:style-name="T32">AGM-88 </text:span>HARM -- <text:span text:style-name="T35">TODO: Test range at different altitudes.</text:span></text:p>
      <text:list xml:id="list3562111226" text:style-name="L1">
        <text:list-item>
          <text:p text:style-name="P12">HARMs fly in a straight line slightly downwards for several seconds after launch before starting to guide.</text:p>
        </text:list-item>
      </text:list>
      <text:p text:style-name="P8"/>
      <text:p text:style-name="P5">TOO <text:span text:style-name="T32">(Target Of Opportunity) </text:span>mode -- <text:span text:style-name="T36">No loft</text:span></text:p>
      <text:list xml:id="list2604263634" text:style-name="L2">
        <text:list-item>
          <text:p text:style-name="P13">(Optional, but useful) On right MFD, go to <text:span text:style-name="T31">EW</text:span> page.</text:p>
        </text:list-item>
        <text:list-item>
          <text:p text:style-name="P14">On left MFD, go to <text:span text:style-name="T31">STORES</text:span> page, select <text:span text:style-name="T31">HARM</text:span>.</text:p>
        </text:list-item>
        <text:list-item>
          <text:p text:style-name="P14">Press <text:span text:style-name="T31">TOO</text:span> OSB.</text:p>
        </text:list-item>
        <text:list-item>
          <text:p text:style-name="P14">HARM <text:span text:style-name="T33">page</text:span> shows emitters as seen out the front of the missile (azimuth/elevation view).</text:p>
        </text:list-item>
        <text:list-item>
          <text:p text:style-name="P14"><text:span text:style-name="T33">(Optional) </text:span>Press <text:span text:style-name="T31">CLASS</text:span> OSB, then <text:span text:style-name="T31">HOS</text:span> OSB to show only hostile emitters, <text:span text:style-name="T36">or other emitter classes</text:span>.</text:p>
        </text:list-item>
        <text:list-item>
          <text:p text:style-name="P18"><text:span text:style-name="T11">Press </text:span><text:span text:style-name="T23">Dish Hat left</text:span><text:span text:style-name="T11"> to put SOI to HARM MFD.</text:span></text:p>
        </text:list-item>
        <text:list-item>
          <text:p text:style-name="P19"><text:span text:style-name="T12">Press </text:span><text:span text:style-name="T25">Pinky Button</text:span><text:span text:style-name="T12"> to cycle HARM target through all targets shown on HARM page. <text:s/></text:span><text:span text:style-name="T14">Target box is also shown on HUD, which can be used to </text:span><text:span text:style-name="T15">point</text:span><text:span text:style-name="T14"> TPOD to do a visual search for the SAM site.</text:span></text:p>
        </text:list-item>
        <text:list-item>
          <text:p text:style-name="P14">Press <text:span text:style-name="T31">Uncage</text:span> button to lock target ("hand-off", shows H-OFF under target box). <text:s/><text:span text:style-name="T33">All other targets are hidden when in H-OFF, this allows you to confirm your target. <text:s/></text:span><text:span text:style-name="T34">If needed, p</text:span><text:span text:style-name="T33">ress Uncage again to un-hand-off to select a different target.</text:span></text:p>
        </text:list-item>
        <text:list-item>
          <text:p text:style-name="P14">Press <text:span text:style-name="T31">Red Button</text:span> to fire missile at target.</text:p>
        </text:list-item>
      </text:list>
      <text:p text:style-name="P8"/>
      <text:p text:style-name="P5">SP <text:span text:style-name="T32">(Self-Protection) mode -- </text:span><text:span text:style-name="T36">No loft</text:span></text:p>
      <text:list xml:id="list2699374824" text:style-name="L3">
        <text:list-item>
          <text:p text:style-name="P15">(Optional, but useful) On right MFD, go to <text:span text:style-name="T31">EW</text:span> page.</text:p>
        </text:list-item>
        <text:list-item>
          <text:p text:style-name="P16">On left MFD, go to <text:span text:style-name="T31">STORES</text:span> page, select <text:span text:style-name="T31">HARM</text:span>.</text:p>
        </text:list-item>
        <text:list-item>
          <text:p text:style-name="P16">Press <text:span text:style-name="T31">SP</text:span> OSB.</text:p>
        </text:list-item>
        <text:list-item>
          <text:p text:style-name="P16">Press <text:span text:style-name="T31">Pinky Button</text:span> to cycle HARM target through all targets shown on RWR.</text:p>
        </text:list-item>
        <text:list-item>
          <text:p text:style-name="P16">Press <text:span text:style-name="T31">Red Button</text:span> to fire missile at target, no hand-off needed.</text:p>
        </text:list-item>
        <text:list-item>
          <text:p text:style-name="P16">HARMs can even be fired "over the shoulder" at targets to the side or even behind, but firing envelope is limited since HARMs don't turn very fast.</text:p>
        </text:list-item>
      </text:list>
      <text:p text:style-name="P9"/>
      <text:p text:style-name="P6">PB (Pre-Briefed) mode -- <text:span text:style-name="T36">Loft</text:span></text:p>
      <text:list xml:id="list3463337553" text:style-name="L4">
        <text:list-item>
          <text:p text:style-name="P17">On left MFD, go to <text:span text:style-name="T31">STORES</text:span> page, select <text:span text:style-name="T31">HARM</text:span>.</text:p>
        </text:list-item>
        <text:list-item>
          <text:p text:style-name="P20"><text:span text:style-name="T12">Press </text:span><text:span text:style-name="T24">PB</text:span><text:span text:style-name="T12"> OSB.</text:span></text:p>
        </text:list-item>
        <text:list-item>
          <text:p text:style-name="P22"><text:span text:style-name="T12">P</text:span><text:span text:style-name="T10">ress </text:span><text:span text:style-name="T22">UFC</text:span><text:span text:style-name="T10"> OSB.</text:span></text:p>
        </text:list-item>
        <text:list-item>
          <text:p text:style-name="P22"><text:span text:style-name="T10">On UFC, press </text:span><text:span text:style-name="T22">TGT</text:span><text:span text:style-name="T10"> OSB, enter emitter ID (see HARM tables page), then </text:span><text:span text:style-name="T22">ENT</text:span><text:span text:style-name="T10">.</text:span></text:p>
        </text:list-item>
        <text:list-item>
          <text:p text:style-name="P20"><text:span text:style-name="T16">Select </text:span><text:span text:style-name="T26">PULLUP</text:span><text:span text:style-name="T16"> </text:span><text:span text:style-name="T15">option</text:span><text:span text:style-name="T16">: </text:span><text:span text:style-name="T24">A/C</text:span><text:span text:style-name="T16"> or </text:span><text:span text:style-name="T24">HRM</text:span><text:span text:style-name="T16"> </text:span><text:span text:style-name="T15">OSB</text:span><text:span text:style-name="T16">. <text:s/>A/C is for lofting by pulling the aircraft up to a high pitch angle, HRM does the loft with the missile only.</text:span></text:p>
        </text:list-item>
        <text:list-item>
          <text:p text:style-name="P22"><text:span text:style-name="T10">Designate a target where you want the missile to go. <text:s/>Can be a waypoint </text:span><text:span text:style-name="T15">(</text:span><text:span text:style-name="T26">WP DSG</text:span><text:span text:style-name="T15"> OSB on HSI or SA page)</text:span><text:span text:style-name="T10">, or a regular target designation </text:span><text:span text:style-name="T15">with TPOD or any other means</text:span><text:span text:style-name="T10">.</text:span></text:p>
        </text:list-item>
        <text:list-item>
          <text:p text:style-name="P20"><text:span text:style-name="T15">STORES</text:span><text:span text:style-name="T16"> page shows </text:span><text:span text:style-name="T15">missile flight times to the current target: 1st line for time if launched now, 2nd line for </text:span><text:span text:style-name="T13">missile currently in flight. <text:s/></text:span><text:span text:style-name="T17">RNG will be crossed out if not in range.</text:span></text:p>
        </text:list-item>
        <text:list-item>
          <text:p text:style-name="P22"><text:span text:style-name="T10">HUD symbology shows Azimuth Steering Line, pitch-up carets, release line (horizontal line), </text:span><text:span text:style-name="T17">and RNG</text:span><text:span text:style-name="T10">.</text:span></text:p>
        </text:list-item>
        <text:list-item>
          <text:p text:style-name="P22"><text:span text:style-name="T10">Fly directly at the target. <text:s/></text:span><text:span text:style-name="T17">When </text:span><text:span text:style-name="T27">RNG is not crossed out</text:span><text:span text:style-name="T10">, press and hold Red Button and pitch up. When VV reaches release line </text:span><text:span text:style-name="T13">(A/C loft, </text:span><text:span text:style-name="T17">usually about 35 deg</text:span><text:span text:style-name="T13">) or pitch-up carets (HRM loft)</text:span><text:span text:style-name="T10">, missile will fire.</text:span></text:p>
        </text:list-item>
      </text:list>
      <text:p text:style-name="P10"/>
      <text:p text:style-name="P7">HRM OVRD and Self-protect pullback</text:p>
      <text:list xml:id="list137030208" text:style-name="L5">
        <text:list-item>
          <text:p text:style-name="P23"><text:span text:style-name="T18">W</text:span><text:span text:style-name="T10">hen you're carrying HARMs, if you're locked up by a radar, the HARM will be automatically targeted at whatever is locking you.</text:span></text:p>
        </text:list-item>
        <text:list-item>
          <text:p text:style-name="P21"><text:span text:style-name="T18">If </text:span><text:span text:style-name="T28">HRM OVRD is </text:span><text:span text:style-name="T29">boxed</text:span><text:span text:style-name="T19">, HUD will show </text:span><text:span text:style-name="T29">PLBK</text:span><text:span text:style-name="T19"> when you are locked on to, and pressing the pickle will show HARM crossed out, as the automatic self-protect has been overridden.</text:span></text:p>
        </text:list-item>
        <text:list-item>
          <text:p text:style-name="P21"><text:span text:style-name="T19">If </text:span><text:span text:style-name="T29">HRM OVRD is</text:span><text:span text:style-name="T28"> not boxed</text:span><text:span text:style-name="T18">, </text:span><text:span text:style-name="T19">HUD will show </text:span><text:span text:style-name="T28">HARM</text:span><text:span text:style-name="T18"> </text:span><text:span text:style-name="T19">(not crossed out) when you are locked on to </text:span><text:span text:style-name="T20">by enemy radar</text:span><text:span text:style-name="T19">, and pressing </text:span><text:span text:style-name="T30">Red Button</text:span><text:span text:style-name="T19"> will fire a HARM at that emitter, </text:span><text:span text:style-name="T21">regardless of what other weapon you have selected</text:span><text:span text:style-name="T19">.</text:span></text:p>
        </text:list-item>
        <text:list-item>
          <text:p text:style-name="P23"><text:span text:style-name="T18">I</text:span><text:span text:style-name="T10">f you're locked on by multiple radars, press </text:span><text:span text:style-name="T22">Pinky Button press</text:span><text:span text:style-name="T10"> to cycle the HARM target, or </text:span><text:span text:style-name="T22">Uncage button</text:span><text:span text:style-name="T10"> (</text:span><text:span text:style-name="T22">Rear Thumb Button</text:span><text:span text:style-name="T10">) to reset target to the highest priority emitt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5:45.209000000</dc:date>
    <meta:editing-duration>P1DT11H52M59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612" meta:character-count="3241" meta:non-whitespace-character-count="2688"/>
  </office:meta>
</office:document-meta>
</file>